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5.625cm" style:use-optimal-column-width="false"/>
    </style:style>
    <style:style style:name="co2" style:family="table-column">
      <style:table-column-properties style:column-width="5.702cm" style:use-optimal-column-width="false"/>
    </style:style>
    <style:style style:name="co3" style:family="table-column">
      <style:table-column-properties style:column-width="5.69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26cm" style:use-optimal-row-height="false"/>
    </style:style>
    <style:style style:name="ro3" style:family="table-row">
      <style:table-row-properties style:row-height="3.756cm" style:use-optimal-row-height="false"/>
    </style:style>
    <style:style style:name="ro4" style:family="table-row">
      <style:table-row-properties style:row-height="2.34cm" style:use-optimal-row-height="false"/>
    </style:style>
    <style:style style:name="ro5" style:family="table-row">
      <style:table-row-properties style:row-height="3.048cm" style:use-optimal-row-height="false"/>
    </style:style>
    <style:style style:name="ro6" style:family="table-row">
      <style:table-row-properties style:row-height="0.861cm" style:use-optimal-row-height="false"/>
    </style:style>
    <style:style style:name="ro7" style:family="table-row">
      <style:table-row-properties style:row-height="2.657cm" style:use-optimal-row-height="false"/>
    </style:style>
    <style:style style:name="ro8" style:family="table-row">
      <style:table-row-properties style:row-height="3.131cm" style:use-optimal-row-height="false"/>
    </style:style>
    <style:style style:name="ro9" style:family="table-row">
      <style:table-row-properties style:row-height="3.271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cm" fo:margin-bottom="0.299cm" fo:text-indent="0cm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style:text-properties fo:font-size="18pt"/>
    </style:style>
    <style:style style:name="P10" style:family="paragraph">
      <style:text-properties fo:font-size="18pt" style:font-size-asian="15pt" style:font-size-complex="15pt"/>
    </style:style>
    <style:style style:name="P11" style:family="paragraph">
      <style:text-properties fo:font-size="18pt" style:font-size-asian="14pt" style:font-size-complex="14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style:paragraph-properties fo:text-align="start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.299cm" fo:text-align="start" fo:text-indent="0cm"/>
      <style:text-properties fo:font-size="10pt" style:font-size-asian="10pt" style:font-size-complex="10pt"/>
    </style:style>
    <style:style style:name="P20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.223cm" fo:text-indent="0cm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50505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50505" loext:opacity="100%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50505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1. 유전체 분석 프로세스 정리 <text:line-break/>– 용어 정리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>Reference Genome(참조 게놈) : 특정 종의 표준화 유전체, 염기서열로 분석 대상의 유전체 변이를 측정(위치,등급 결정)할때 쓰이는 기준</text:p>
                  </text:list-item>
                  <text:list-item>
                    <text:p>Polymerase Chain Reaction ( PCR, 중합효소연쇄반응) : 검출을 원하는 특정 표적 유전물질을 증폭하는 방법,시퀀싱용 DNA 양을 확보하고 특정 타깃 집중 분석 가능</text:p>
                  </text:list-item>
                  <text:list-item>
                    <text:p>Library Preparation/Ready ( 라이브러리 준비/제작 ) : DNA를 시퀀싱 가능한 작은 조각과 어댑터가 부착된 형태로 만든 단계</text:p>
                  </text:list-item>
                  <text:list-item>
                    <text:p>De-multiplexing (다중분리) : 인덱스(바코드)로 혼합된 데이터(reads)를 각 샘플별 FASTQ로 분리하여 서로 다른 샘플이 혼동되지 않도록 보장하는 과정</text:p>
                  </text:list-item>
                  <text:list-item>
                    <text:p>Sequencing by synthesis ( SBS ) : DNA가 복제되면서 한 염기씩 읽어내는 시퀀싱 화학 반응 </text:p>
                  </text:list-item>
                  <text:list-item>
                    <text:p>Read (리드) : DNA 시퀀싱 기술로 생성된 매우 짧은 염기서열 조각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>Sequencing (시퀀싱) : DNA/RNA를 작은 조각으로 파편화하고, 각 조각의 염기열을 분석해 전체 염기열을 재구성하는 과정</text:p>
                    <text:list>
                      <text:list-item>
                        <text:p>FASTA : 유전체 염기서열 정보를 담고 있는 텍스트 기반의 파일 형식. 염기서열 데이터 저장 및 공유에 사용됨.</text:p>
                      </text:list-item>
                      <text:list-item>
                        <text:p>FASTQ : 시퀀싱 결과와 각 염기의 품질 점수를 함께 담고 있는 텍스트 기반의 파일 형식. 시퀀싱 데이터 분석의 기초 자료로 사용됨.</text:p>
                      </text:list-item>
                    </text:list>
                  </text:list-item>
                  <text:list-item>
                    <text:p>Alignment( 정렬 ) : 샘플 DNA 조각을 참조 게놈과 비교, 가장 유사한 위치를 찾는 과정</text:p>
                    <text:list>
                      <text:list-item>
                        <text:p>SAM/BAM/CRAM : 정렬 결과를 텍스트, 이진, 압축 파일 형태로 저장한 파일 형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Data‑Quality &amp; Pre‑processing )</text:span></text:p>
                <text:list>
                  <text:list-item>
                    <text:p>Quality Control (품질 검사) : FASTQ의 품질 점수, GC-batch, contamination 파악</text:p>
                    <text:list>
                      <text:list-item>
                        <text:p>Contamination : 시퀀싱 데이터 안에 원하는 유전체가 아닌 외부 DNA(예: 다른 종의 DNA, 적대균, 플라스미드, 어댑터 잔재 등)이 포함되는 현상.</text:p>
                      </text:list-item>
                    </text:list>
                  </text:list-item>
                  <text:list-item>
                    <text:p>Trimming (트리밍) : 어탭터, 낮은 품질 평가를 받은 염기를 제거하여 정렬 정확도와 변이 호출 신뢰도를 향상시킴</text:p>
                  </text:list-item>
                  <text:list-item>
                    <text:p>Duplicate Marking (중복 마킹) : <text:s/>PCR 또는 시퀀싱 중복 reads를 표시하여 변이 빈도 왜곡 방지</text:p>
                  </text:list-item>
                  <text:list-item>
                    <text:p>Base‑Quality Recalibration ( BQSR, 염기서열점수 재보정 ) : <text:s/>염기에 할당된 품질 점수의 정확도를 높여, 검출된 변이가 우연이 아닌 실제 변이일 확률을 높이는 데 기여</text:p>
                  </text:list-item>
                  <text:list-item>
                    <text:p>Population Frequency ( 인구빈도) : <text:s/>주어진 모집단에서 특정 변이가 검출되는 유전체의 비율, 이를 통해 흔한 변이인지, 희귀한 변이인지 판단을 내릴 수 있음( Terminology (Variant Calling &amp; Annotation) 참조)</text:p>
                    <text:list>
                      <text:list-item>
                        <text:p>Minor Allele Frequency (MAF) </text:p>
                      </text:list-item>
                      <text:list-item>
                        <text:p>Variant Frequency (변이 빈도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 Alignment &amp; Indexing )</text:span></text:p>
                <text:list>
                  <text:list-item>
                    <text:p>Alignment Tool (정렬 도구) :BWA‑MEM, Bowtie2, STAR, minimap2 등 원하는 정렬 속도·정확도 에 따라 선택할 수 있는 도구</text:p>
                  </text:list-item>
                  <text:list-item>
                    <text:p>Indexing (인덱싱 ) : FASTA를 BWA‑index, Bowtie2‑index 등으로 변환, 빠른 정렬을 위한 사전 준비 단계</text:p>
                  </text:list-item>
                  <text:list-item>
                    <text:p text:style-name="P4"><text:span text:style-name="T2">Sorting (</text:span><text:span text:style-name="T2">정렬</text:span><text:span text:style-name="T2">) : <text:s/>Read</text:span><text:span text:style-name="T2">를 좌표순으로 정렬</text:span>(BAM)인덱스 파일 생성, 변이 호출에 필요</text:p>
                  </text:list-item>
                  <text:list-item>
                    <text:p>Indexing BAM (BAM 인덱싱) : .bai 파일 생성,빠른 임의 접근 (예: IGV 시각화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>Variant Calling (변이 호출) :HaplotypeCaller, FreeBayes, DeepVariant 등 SNP, 인델, 구조 변이를 검출</text:p>
                  </text:list-item>
                  <text:list-item>
                    <text:p>Variant Call Format (VCF) : 이 결과를 표준화된 텍스트 파일</text:p>
                  </text:list-item>
                  <text:list-item>
                    <text:p>Hard Filtering (하드 필터링) : QUAL, DP, MQ 등 수치 기준으로 필터링,신뢰성 낮은 변이 제거 </text:p>
                  </text:list-item>
                  <text:list-item>
                    <text:p>Variant Annotation (변이 주석) : VEP, SnpEff, ANNOVAR 등 변이의 기능적 의미(유전자, 등급) 부여</text:p>
                  </text:list-item>
                  <text:list-item>
                    <text:p>Population Frequency( 인구집단 빈도) gnomAD, 1000 Genomes 등,흔한 변이와 드문 변이를 구분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6" draw:layer="layout" svg:width="22.5cm" svg:height="9.134cm" svg:x="4.5cm" svg:y="3.8cm" presentation:class="subtitle">
          <draw:text-box>
            <text:p text:style-name="P5">1. 유전체 분석 프로세스 정리 <text:line-break/>– 파일 형식 정리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11.52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Format</text:p>
              </table:table-cell>
              <table:table-cell>
                <text:p text:style-name="P8">파일 확장자</text:p>
              </table:table-cell>
              <table:table-cell>
                <text:p text:style-name="P8"><text:s/>내용</text:p>
              </table:table-cell>
              <table:table-cell>
                <text:p text:style-name="P8">사용처</text:p>
              </table:table-cell>
            </table:table-row>
            <table:table-row table:style-name="ro1" table:default-cell-style-name="bg-none">
              <table:table-cell>
                <text:p text:style-name="P9">Reference Genome</text:p>
                <text:p text:style-name="P9"/>
              </table:table-cell>
              <table:table-cell>
                <text:p text:style-name="P9">.fa</text:p>
                <text:p text:style-name="P9">.fasta</text:p>
              </table:table-cell>
              <table:table-cell table:style-name="ce2">
                <text:p text:style-name="P10">전체 유전체 서열</text:p>
              </table:table-cell>
              <table:table-cell table:style-name="ce3">
                <text:p text:style-name="P11">모든 분석의 기준이 되는 완전한 유전체 서열 데이터, 이 서열에 맞춰서 실제 실험에서 얻은 짧은 서열 조각(reads)들을 정렬함.</text:p>
              </table:table-cell>
            </table:table-row>
            <table:table-row table:style-name="ro1" table:default-cell-style-name="bg-none">
              <table:table-cell>
                <text:p text:style-name="P9">FASTQ</text:p>
              </table:table-cell>
              <table:table-cell>
                <text:p text:style-name="P9">.fastq, .fq</text:p>
              </table:table-cell>
              <table:table-cell table:style-name="ce2">
                <text:p text:style-name="P10">염기 서열 조각(Reads)과 품질 점수(Phred scores)</text:p>
                <text:p text:style-name="P10"/>
                <text:p text:style-name="P10"/>
              </table:table-cell>
              <table:table-cell table:style-name="ce3">
                <text:p text:style-name="P11">염기 서열 분석 장비(시퀀서)에서 나오는 원본 데이터, 이 파일에는 수많은 짧은 염기 서열 조각들과 각 염기의 정확도를 나타내는 점수(Phred score)가 포함되어 있음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8.64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Format</text:p>
              </table:table-cell>
              <table:table-cell>
                <text:p text:style-name="P12">파일 확장자</text:p>
              </table:table-cell>
              <table:table-cell>
                <text:p text:style-name="P12"><text:s/>내용</text:p>
              </table:table-cell>
              <table:table-cell>
                <text:p text:style-name="P12">사용처</text:p>
              </table:table-cell>
            </table:table-row>
            <table:table-row table:style-name="ro1" table:default-cell-style-name="bg-none">
              <table:table-cell>
                <text:p>SAM</text:p>
              </table:table-cell>
              <table:table-cell>
                <text:p>.sam</text:p>
              </table:table-cell>
              <table:table-cell table:style-name="ce2">
                <text:p text:style-name="P13">텍스트 형태의 정렬(Alignment) 결과</text:p>
              </table:table-cell>
              <table:table-cell table:style-name="ce3">
                <text:p text:style-name="P14"><text:s/>염기 서열 조각(reads)을 참조 유전체에 정렬한 초기 결과 파일,아직 압축되지 않은 텍스트 파일이라 용량이 매우 큼.</text:p>
              </table:table-cell>
            </table:table-row>
            <table:table-row table:style-name="ro1" table:default-cell-style-name="bg-none">
              <table:table-cell>
                <text:p>BAM</text:p>
              </table:table-cell>
              <table:table-cell>
                <text:p>.bam</text:p>
              </table:table-cell>
              <table:table-cell table:style-name="ce2">
                <text:p text:style-name="P13">이진(Binary) 형태의 정렬(Alignment) 결과</text:p>
              </table:table-cell>
              <table:table-cell table:style-name="ce3">
                <text:p text:style-name="P14">SAM 파일을 이진 형태로 압축한 파일, 데이터 처리 속도가 빠르고 용량이 작아 유전체 분석에서 가장 널리 사용되는 표준 형식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11.489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Format</text:p>
              </table:table-cell>
              <table:table-cell>
                <text:p text:style-name="P12">파일 확장자</text:p>
              </table:table-cell>
              <table:table-cell>
                <text:p text:style-name="P12"><text:s/>내용</text:p>
              </table:table-cell>
              <table:table-cell>
                <text:p text:style-name="P12">사용처</text:p>
              </table:table-cell>
            </table:table-row>
            <table:table-row table:style-name="ro1" table:default-cell-style-name="bg-none">
              <table:table-cell>
                <text:p>CRAM</text:p>
              </table:table-cell>
              <table:table-cell>
                <text:p>.cram</text:p>
              </table:table-cell>
              <table:table-cell table:style-name="ce2">
                <text:p text:style-name="P13">참조 유전체를 활용하여 압축한 BAM</text:p>
              </table:table-cell>
              <table:table-cell table:style-name="ce3">
                <text:p text:style-name="P14">BAM 파일을 더 효율적으로 압축한 형식, 참조 유전체의 정보를 활용하여 데이터 중복을 최소화하기 때문에 저장 공간을 크게 절약할 수 있음.</text:p>
              </table:table-cell>
            </table:table-row>
            <table:table-row table:style-name="ro1" table:default-cell-style-name="bg-none">
              <table:table-cell>
                <text:p>VCF</text:p>
              </table:table-cell>
              <table:table-cell>
                <text:p>.vcf, vcf.gz</text:p>
              </table:table-cell>
              <table:table-cell table:style-name="ce2">
                <text:p text:style-name="P13">유전체 변이 정보</text:p>
              </table:table-cell>
              <table:table-cell table:style-name="ce3">
                <text:p text:style-name="P14"><text:s/>참조 유전체와 비교했을 때 어떤 유전적 변이(예: 돌연변이)가 있는지 기록한 파일, 이 파일은 이후 변이의 특성을 분석하고 주석을 다는 데 사용됨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6" draw:layer="layout" svg:width="22.5cm" svg:height="9.134cm" svg:x="4.5cm" svg:y="3.8cm" presentation:class="subtitle">
          <draw:text-box>
            <text:p text:style-name="P5">1. 유전체 분석 프로세스 정리 <text:line-break/>– 분석 과정 정리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4">Step 1 – </text:span><text:span text:style-name="T4">샘플</text:span><text:span text:style-name="T4">, </text:span><text:span text:style-name="T4">라이브러리 제작 </text:span><text:span text:style-name="T4">:</text:span><text:span text:style-name="T4">분석할 </text:span><text:span text:style-name="T4">DNA </text:span><text:span text:style-name="T4">샘플을 시퀀싱 장비가 읽을 수 있는 형태로 가공하는 물리적</text:span><text:span text:style-name="T4">, </text:span><text:span text:style-name="T4">화학적 준비 과정</text:span></text:p>
                <text:list>
                  <text:list-item>
                    <text:p>DNA 추출 (DNA Extraction) </text:p>
                    <text:list>
                      <text:list-item>
                        <text:p>혈액, 조직, 타액 등 생물학적 샘플에서 세포벽과 세포막, 핵막을 파괴한 뒤 단백질, RNA 등 분석에 불필요한 다른 분자들을 화학적으로 제거하고 순수한 고품질의 DNA만 분리하여 정제하는 과정. </text:p>
                      </text:list-item>
                      <text:list-item>
                        <text:p>추출된 DNA의 순도와 양이 결과의 질을 결정.</text:p>
                      </text:list-item>
                    </text:list>
                  </text:list-item>
                  <text:list-item>
                    <text:p>DNA 파편화 (DNA Fragmentation) </text:p>
                    <text:list>
                      <text:list-item>
                        <text:p>초음파(sonication)나 특정 효소를 이용하여 목표 크기(예: 300~500 염기쌍)의 작은 조각으로 무작위적이고 균일하게 절단.</text:p>
                      </text:list-item>
                    </text:list>
                  </text:list-item>
                  <text:list-item>
                    <text:p>라이브러리 제작 (Library Preparation) : 파편화된 DNA 조각들을 시퀀싱이 가능한 상태, 즉 라이브러리(Library)로 만듬. </text:p>
                    <text:list>
                      <text:list-item>
                        <text:p>조각의 양 끝을 다듬고(end-repair), 한쪽 끝에 'A' 염기를 붙인 후(A-tailing), 시퀀싱 장비가 인식하고 결합할 수 있는 짧은 인공 DNA 서열인 어댑터(Adapter)를 양 끝에 부착(ligation). </text:p>
                      </text:list-item>
                      <text:list-item>
                        <text:p>이 어댑터에는 여러 샘플을 한번에 시퀀싱하고 나중에 데이터를 분리할 수 있도록 해주는 고유 식별표인 인덱스(Index) 또는 바코드(Barcode)가 포함될 수 있음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4">Step 2 – </text:span><text:span text:style-name="T4">시퀀싱</text:span><text:span text:style-name="T4">:</text:span><text:span text:style-name="T4">라이브러리로 제작된 </text:span><text:span text:style-name="T4">DNA </text:span><text:span text:style-name="T4">조각의 염기서열을 직접 읽어내는 과정</text:span><text:span text:style-name="T4">.</text:span></text:p>
              </text:list-header>
              <text:list-item>
                <text:p>클러스터 생성 (Cluster Generation)</text:p>
                <text:list>
                  <text:list-item>
                    <text:p>준비된 라이브러리를 플로우 셀(Flow Cell)이라는 특수 코팅된 유리 슬라이드 표면에 주입하여 고정. </text:p>
                  </text:list-item>
                  <text:list-item>
                    <text:p>고정된 각 DNA 조각을 그 자리에서 수백만 개로 복제(bridge amplification)하여 신호를 증폭시키는 클러스터(Cluster)라는 복제물 덩어리를 형성. </text:p>
                  </text:list-item>
                  <text:list-item>
                    <text:p>이를 통해 다음 단계에서 각 DNA 조각의 형광 신호를 명확하게 감지 가능.</text:p>
                  </text:list-item>
                </text:list>
              </text:list-item>
              <text:list-item>
                <text:p>SBS (Sequencing by Synthesis)</text:p>
                <text:list>
                  <text:list-item>
                    <text:p>DNA 가닥이 복제(합성)되는 과정에서, 한 번에 한 베이스씩 주형 가닥에 결합하는 뉴클레오타이드를 읽어내는 화학 반응. </text:p>
                  </text:list-item>
                  <text:list-item>
                    <text:p>각 뉴클레오타이드(A/T/C/G)는 고유한 색의 형광 물질을 가지며, DNA 중합효소에 의해 결합될 때마다 고유한 빛을 방출. </text:p>
                  </text:list-item>
                  <text:list-item>
                    <text:p>시퀀싱 장비의 고해상도 카메라가 상기한 빛을 매 사이클마다 촬영하여 염기서열을 순서대로 판독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14"><text:span text:style-name="T5">Step 3 – </text:span><text:span text:style-name="T5">데이터 분석 </text:span><text:span text:style-name="T5">:</text:span><text:span text:style-name="T5">시퀀싱 장비에서 생성된 원본 데이터를 생물학적 의미가 있는 정보로 변환하는 컴퓨팅 분석 과정임</text:span><text:span text:style-name="T5">.</text:span></text:p>
              </text:list-header>
              <text:list-item>
                <text:p text:style-name="P14"><text:span text:style-name="T6">1</text:span><text:span text:style-name="T6">차 분석 </text:span><text:span text:style-name="T6">: </text:span><text:span text:style-name="T6">베이스 콜링 </text:span><text:span text:style-name="T6">(Base Calling)</text:span></text:p>
                <text:list>
                  <text:list-item>
                    <text:p text:style-name="P14"><text:span text:style-name="T6">시퀀싱 장비가 </text:span><text:span text:style-name="T6">SBS </text:span><text:span text:style-name="T6">과정에서 촬영한 수많은 이미지 파일을 분석</text:span></text:p>
                  </text:list-item>
                  <text:list-item>
                    <text:p text:style-name="P14"><text:span text:style-name="T6">각 클러스터의 사이클별 형광 신호를 염기</text:span><text:span text:style-name="T6">(A, T, C, G)</text:span><text:span text:style-name="T6">로 변환 </text:span></text:p>
                  </text:list-item>
                  <text:list-item>
                    <text:p text:style-name="P14"><text:span text:style-name="T6">각 염기가 얼마나 정확하게 판독되었는지에 대한 신뢰도 점수</text:span><text:span text:style-name="T6">(Quality Score, Phred Score)</text:span><text:span text:style-name="T6">를 함께 계산</text:span></text:p>
                  </text:list-item>
                  <text:list-item>
                    <text:p text:style-name="P14"><text:span text:style-name="T6">결과를 염기서열과 품질 점수 정보를 담은 </text:span><text:span text:style-name="T6">FASTQ </text:span><text:span text:style-name="T6">파일로 저장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14"><text:span text:style-name="T5">Step 3 – </text:span><text:span text:style-name="T5">데이터 분석 </text:span><text:span text:style-name="T5">:</text:span><text:span text:style-name="T5">시퀀싱 장비에서 생성된 원본 데이터를 생물학적 의미가 있는 정보로 변환하는 컴퓨팅 분석 과정임</text:span><text:span text:style-name="T5">.</text:span></text:p>
              </text:list-header>
              <text:list-item>
                <text:p text:style-name="P14"><text:span text:style-name="T6">2</text:span><text:span text:style-name="T6">차 분석 </text:span><text:span text:style-name="T6">: </text:span><text:span text:style-name="T6">정렬 및 변이 검출 </text:span><text:span text:style-name="T6">(Alignment &amp; Variant Calling)</text:span></text:p>
                <text:list>
                  <text:list-item>
                    <text:p text:style-name="P14"><text:span text:style-name="T6">1</text:span><text:span text:style-name="T6">차 분석으로 생성된 수억 개의 짧은 염기서열 조각</text:span><text:span text:style-name="T6">(read)</text:span><text:span text:style-name="T6">들을 인간 또는 해당 종의 참조 유전체</text:span><text:span text:style-name="T6">(Reference Genome) </text:span><text:span text:style-name="T6">지도에 정렬</text:span><text:span text:style-name="T6">(Alignment)</text:span><text:span text:style-name="T6">시켜 각 조각의 원래 위치를 찾는 과정</text:span></text:p>
                  </text:list-item>
                  <text:list-item>
                    <text:p text:style-name="P14"><text:span text:style-name="T6">위 정렬 결과는 </text:span><text:span text:style-name="T6">BAM </text:span><text:span text:style-name="T6">파일 형식으로 저장됨</text:span></text:p>
                  </text:list-item>
                  <text:list-item>
                    <text:p text:style-name="P14"><text:span text:style-name="T6">정렬된 서열과 참조 유전체를 비교하여 염기서열의 차이점</text:span><text:span text:style-name="T6">, </text:span><text:span text:style-name="T6">즉 유전 변이</text:span><text:span text:style-name="T6">(SNP, Indel </text:span><text:span text:style-name="T6">등</text:span><text:span text:style-name="T6">)</text:span><text:span text:style-name="T6">를 통계적으로 찾아내는 변이 검출</text:span><text:span text:style-name="T6">(Variant Calling)</text:span><text:span text:style-name="T6">을 수행</text:span></text:p>
                  </text:list-item>
                  <text:list-item>
                    <text:p text:style-name="P14"><text:span text:style-name="T6">위 결과를 </text:span><text:span text:style-name="T6">VCF </text:span><text:span text:style-name="T6">파일로 생성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<text:span text:style-name="T4">Step 3 – </text:span><text:span text:style-name="T4">데이터 분석 </text:span><text:span text:style-name="T4">:</text:span><text:span text:style-name="T4">시퀀싱 장비에서 생성된 원본 데이터를 생물학적 의미가 있는 정보로 변환하는 컴퓨팅 분석 과정임</text:span><text:span text:style-name="T4">.</text:span></text:p>
              </text:list-header>
              <text:list-item>
                <text:p>3차 분석 : 주석 및 해석 (Annotation &amp; Interpretation)</text:p>
                <text:list>
                  <text:list-item>
                    <text:p>2차 분석에서 찾은 수많은 유전 변이(VCF 파일)에 생물학적 의미를 부여하는 최종 단계. </text:p>
                  </text:list-item>
                  <text:list-item>
                    <text:p><text:span text:style-name="T2">각 변이를 다음 기준에 따라 분류해</text:span> 기존의 대규모 데이터베이스(dbSNP, ClinVar, gnomAD 등)를 이용해 정보를 추가(주석, Annotation). <text:s/></text:p>
                    <text:list>
                      <text:list-item>
                        <text:p>어떤 유전자에 위치하는지</text:p>
                      </text:list-item>
                      <text:list-item>
                        <text:p>단백질의 기능을 변화시키는지</text:p>
                      </text:list-item>
                      <text:list-item>
                        <text:p>특정 질병과 연관성이 이미 보고되었는지</text:p>
                      </text:list-item>
                      <text:list-item>
                        <text:p>인구 집단에서 얼마나 흔하게 나타나는 변이인지 등</text:p>
                      </text:list-item>
                    </text:list>
                  </text:list-item>
                  <text:list-item>
                    <text:p>이 주석 정보를 바탕으로 최종적으로 변이의 임상적, 기능적 중요도를 해석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4">WGS OUTPUT : FASTA</text:span><text:span text:style-name="T4">파일</text:span></text:p>
              </text:list-header>
              <text:list-item>
                <text:p><text:span text:style-name="T7">구조 </text:span></text:p>
                <text:p><text:span text:style-name="T7">fasta_file <text:s text:c="2"/>::= { fasta_entry }</text:span></text:p>
                <text:p><text:span text:style-name="T7">fasta_entry <text:s/>::= header, sequence</text:span></text:p>
                <text:p><text:span text:style-name="T7">header <text:s text:c="6"/>::= "&gt;", id, [ " ", description ], newline</text:span></text:p>
                <text:list>
                  <text:list-item>
                    <text:p><text:span text:style-name="T7">서열 고유 </text:span><text:span text:style-name="T7">ID </text:span><text:span text:style-name="T7">와 서열 설명 필요</text:span></text:p>
                  </text:list-item>
                </text:list>
                <text:p><text:span text:style-name="T7">sequence <text:s text:c="4"/>::= { sequence_line }</text:span></text:p>
                <text:list>
                  <text:list-item>
                    <text:p text:style-name="P4"><text:span text:style-name="T7">실제 염기서열 데이터</text:span><text:span text:style-name="T7">,</text:span><text:span text:style-name="T7">파싱 시 한 줄이 되어야 함</text:span></text:p>
                  </text:list-item>
                </text:list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4">예시</text:span><text:span text:style-name="T4">) </text:span></text:p>
                <text:p><text:span text:style-name="T7">&gt;aroE_1 E. coli allele 1</text:span></text:p>
                <text:p><text:span text:style-name="T7">AATCGATGATTTACGCCGCTTTGACGGCATTGCGATTGCTGGCGCAGTTGGTGCGCTG</text:span></text:p>
                <text:p><text:span text:style-name="T7">ATTGATGCGATTGAACTGATTGGCGTATGCCGCTGATGCGATTGAACTGATTGGCGTA</text:span></text:p>
                <text:p><text:span text:style-name="T7">&gt;adk_4 S. enterica allele 4</text:span></text:p>
                <text:p><text:span text:style-name="T7">TTACGCCGCTTTGACGGCATTGCGATTGCTGGCGCAGTTGGTGCGCTGATTGATGCGA</text:span></text:p>
                <text:p><text:span text:style-name="T7">TTGAACTGATTGGCGTATGCCGCTGATGCGATTGAACTGATTGGCGTATTACGCCGCT</text:span></text:p>
                <text:p><text:span text:style-name="T7">&gt;fumC_1 E. coli allele 1</text:span></text:p>
                <text:p><text:span text:style-name="T7">GGCGTATGCCGCTGATGCGATTGAACTGATTGGCGATTACGCCGCTTTGACGGCATTG</text:span></text:p>
                <text:p><text:span text:style-name="T7">CGATTGCTGGCGCAGTTGGTGCGCTGATTGATGCGATTGAACTGATTGGCGTATGCCG</text:span></text:p>
                <text:p><text:span text:style-name="T7"/></text:p>
                <text:p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6" draw:layer="layout" svg:width="22.5cm" svg:height="9.134cm" svg:x="4.5cm" svg:y="3.8cm" presentation:class="subtitle">
          <draw:text-box>
            <text:p text:style-name="P5">2. ARG 해석 정리<text:line-break/>– 용어 정리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 text:style-name="P15"><text:span text:style-name="T8">Antibiotic Resistance (</text:span><text:span text:style-name="T8">항생제 내성</text:span><text:span text:style-name="T8">): </text:span><text:span text:style-name="T8">세균이 특정 항생제 효과에 저항하여 생존</text:span><text:span text:style-name="T8">, </text:span><text:span text:style-name="T8">증식하는 능력</text:span><text:span text:style-name="T8">. </text:span></text:p>
                  </text:list-item>
                  <text:list-item>
                    <text:p text:style-name="P15"><text:span text:style-name="T8">Antibiotic Resistance Gene (ARG): </text:span><text:span text:style-name="T8">항생제 내성 능력을 부여하는 특정 유전자</text:span><text:span text:style-name="T8">. </text:span><text:span text:style-name="T8">분석의 핵심 목표</text:span><text:span text:style-name="T8">.</text:span></text:p>
                  </text:list-item>
                  <text:list-item>
                    <text:p text:style-name="P15"><text:span text:style-name="T8">Horizontal Gene Transfer (HGT, </text:span><text:span text:style-name="T8">수평적 유전자 이동</text:span><text:span text:style-name="T8">): </text:span><text:span text:style-name="T8">세균 개체 간 유전 물질</text:span><text:span text:style-name="T8">(</text:span><text:span text:style-name="T8">특히 </text:span><text:span text:style-name="T8">ARG)</text:span><text:span text:style-name="T8">이 직접 전달되는 현상</text:span><text:span text:style-name="T8">. </text:span><text:span text:style-name="T8">내성 확산의 주요 원인</text:span><text:span text:style-name="T8">.</text:span></text:p>
                  </text:list-item>
                  <text:list-item>
                    <text:p text:style-name="P15"><text:span text:style-name="T8">Mobile Genetic Elements (MGEs, </text:span><text:span text:style-name="T8">이동성 유전인자</text:span><text:span text:style-name="T8">): </text:span><text:span text:style-name="T8">플라스미드</text:span><text:span text:style-name="T8">(Plasmid), </text:span><text:span text:style-name="T8">트랜스포존</text:span><text:span text:style-name="T8">(Transposon) </text:span><text:span text:style-name="T8">등 </text:span><text:span text:style-name="T8">ARG</text:span><text:span text:style-name="T8">를 운반하는 역할을 하는 </text:span><text:span text:style-name="T8">DNA </text:span><text:span text:style-name="T8">조각들</text:span><text:span text:style-name="T8">.</text:span></text:p>
                  </text:list-item>
                  <text:list-item>
                    <text:p text:style-name="P15"><text:span text:style-name="T8">Mechanism of Resistance (</text:span><text:span text:style-name="T8">내성 기작</text:span><text:span text:style-name="T8">): ARG</text:span><text:span text:style-name="T8">가 내성을 나타내는 방식</text:span><text:span text:style-name="T8">. </text:span><text:span text:style-name="T8">예</text:span><text:span text:style-name="T8">: </text:span><text:span text:style-name="T8">항생제 분해</text:span><text:span text:style-name="T8">, </text:span><text:span text:style-name="T8">배출 펌프 활성화</text:span><text:span text:style-name="T8">, </text:span><text:span text:style-name="T8">표적 변형 등</text:span><text:span text:style-name="T8">.</text:span></text:p>
                  </text:list-item>
                  <text:list-item>
                    <text:p text:style-name="P15"><text:span text:style-name="T8">Super Bacteria (</text:span><text:span text:style-name="T8">슈퍼 박테리아</text:span><text:span text:style-name="T8">): </text:span><text:span text:style-name="T8">여러 계열 항생제에 내성을 보이는 다제내성균</text:span><text:span text:style-name="T8">(Multi-Drug Resistant, MDR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 text:style-name="P15"><text:span text:style-name="T8">Homology Search (</text:span><text:span text:style-name="T8">상동성 검색</text:span><text:span text:style-name="T8">): </text:span><text:span text:style-name="T8">주어진 서열과 데이터베이스를 비교하여 기능적</text:span><text:span text:style-name="T8">, </text:span><text:span text:style-name="T8">진화적으로 연관 있는 서열을 찾는 과정</text:span><text:span text:style-name="T8">. ARG </text:span><text:span text:style-name="T8">분석의 핵심 원리</text:span><text:span text:style-name="T8">.</text:span></text:p>
                  </text:list-item>
                  <text:list-item>
                    <text:p text:style-name="P15"><text:span text:style-name="T8">BLAST (Basic Local Alignment Search Tool): </text:span><text:span text:style-name="T8">가장 널리 사용되는 상동성 검색 알고리즘</text:span><text:span text:style-name="T8">.</text:span></text:p>
                  </text:list-item>
                  <text:list-item>
                    <text:p text:style-name="P15"><text:span text:style-name="T8">Hidden Markov Model (HMM): </text:span><text:span text:style-name="T8">서열의 특정 패턴</text:span><text:span text:style-name="T8">(domain, family)</text:span><text:span text:style-name="T8">을 통계적으로 모델링한 기법</text:span><text:span text:style-name="T8">.</text:span></text:p>
                  </text:list-item>
                  <text:list-item>
                    <text:p text:style-name="P15"><text:span text:style-name="T8">ARG Database (</text:span><text:span text:style-name="T8">항생제 내성 유전자 데이터베이스</text:span><text:span text:style-name="T8">): </text:span><text:span text:style-name="T8">분석의 기준이 되는</text:span><text:span text:style-name="T8">, </text:span><text:span text:style-name="T8">기지</text:span><text:span text:style-name="T8">(known)</text:span><text:span text:style-name="T8">의 </text:span><text:span text:style-name="T8">ARG </text:span><text:span text:style-name="T8">서열 정보 모음</text:span><text:span text:style-name="T8">.</text:span></text:p>
                    <text:list>
                      <text:list-item>
                        <text:p text:style-name="P16"><text:span text:style-name="T8">CARD (Comprehensive Antibiotic Resistance Database): </text:span><text:span text:style-name="T8">가장 널리 쓰이는 종합 </text:span><text:span text:style-name="T8">ARG </text:span><text:span text:style-name="T8">데이터베이스</text:span><text:span text:style-name="T8">.</text:span></text:p>
                      </text:list-item>
                      <text:list-item>
                        <text:p text:style-name="P16"><text:span text:style-name="T8">ResFinder: </text:span><text:span text:style-name="T8">후천적으로 획득되는</text:span><text:span text:style-name="T8">(acquired) ARG </text:span><text:span text:style-name="T8">식별에 초점을 맞춘 데이터베이스</text:span><text:span text:style-name="T8">.</text:span></text:p>
                      </text:list-item>
                    </text:list>
                  </text:list-item>
                  <text:list-item>
                    <text:p text:style-name="P15"><text:span text:style-name="T8">NDARO (National Database of Antibiotic Resistant Organisms): </text:span><text:span text:style-name="T8">미국 </text:span><text:span text:style-name="T8">NIH</text:span><text:span text:style-name="T8">에서 관리하는 임상적으로 중요한 </text:span><text:span text:style-name="T8">ARG </text:span><text:span text:style-name="T8">정보 포함</text:span><text:span text:style-name="T8">.</text:span></text:p>
                  </text:list-item>
                  <text:list-item>
                    <text:p text:style-name="P15"><text:span text:style-name="T8">Contig (</text:span><text:span text:style-name="T8">콘티그</text:span><text:span text:style-name="T8">): </text:span><text:span text:style-name="T8">유전체 조립 과정에서 생성된 연속적인 염기서열 조각</text:span><text:span text:style-name="T8">. FASTA </text:span><text:span text:style-name="T8">파일의 기본 구성 단위</text:span><text:span text:style-name="T8">.</text:span></text:p>
                  </text:list-item>
                  <text:list-item>
                    <text:p text:style-name="P15"><text:span text:style-name="T8">Open Reading Frame (ORF, </text:span><text:span text:style-name="T8">해독 가능한 유전자 틀</text:span><text:span text:style-name="T8">): DNA </text:span><text:span text:style-name="T8">서열에서 단백질로 번역될 가능성이 있는 후보 영역</text:span><text:span text:style-name="T8">.</text:span></text:p>
                    <text:p text:style-name="P15"/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Analysis Preparation &amp; QC)</text:span></text:p>
                <text:list>
                  <text:list-item>
                    <text:p text:style-name="P15"><text:span text:style-name="T8">Genome Assembly (</text:span><text:span text:style-name="T8">유전체 조립</text:span><text:span text:style-name="T8">): </text:span><text:span text:style-name="T8">짧은 시퀀싱 리드를 이어 붙여 긴 </text:span><text:span text:style-name="T8">Contig </text:span><text:span text:style-name="T8">또는 전체 유전체 서열</text:span><text:span text:style-name="T8">(FASTA)</text:span><text:span text:style-name="T8">을 만드는 과정</text:span><text:span text:style-name="T8">. </text:span><text:span text:style-name="T8">이 결과물이 </text:span><text:span text:style-name="T8">ARG </text:span><text:span text:style-name="T8">분석의 입력</text:span><text:span text:style-name="T8">.</text:span></text:p>
                  </text:list-item>
                  <text:list-item>
                    <text:p text:style-name="P15"><text:span text:style-name="T8">Assembly Quality Metrics (</text:span><text:span text:style-name="T8">조립 품질 지표</text:span><text:span text:style-name="T8">): </text:span><text:span text:style-name="T8">조립된 유전체의 품질 평가 지표</text:span><text:span text:style-name="T8">. N50/L50, BUSCO </text:span><text:span text:style-name="T8">등이 있음</text:span><text:span text:style-name="T8">.</text:span></text:p>
                  </text:list-item>
                  <text:list-item>
                    <text:p text:style-name="P15"><text:span text:style-name="T8">Gene Prediction (</text:span><text:span text:style-name="T8">유전자 예측</text:span><text:span text:style-name="T8">): FASTA </text:span><text:span text:style-name="T8">서열에서 </text:span><text:span text:style-name="T8">ORF</text:span><text:span text:style-name="T8">를 찾아 유전자 후보 목록을 만드는 과정</text:span><text:span text:style-name="T8">. (</text:span><text:span text:style-name="T8">대표 도구</text:span><text:span text:style-name="T8">: Prodigal)</text:span></text:p>
                  </text:list-item>
                  <text:list-item>
                    <text:p text:style-name="P15"><text:span text:style-name="T8">Database Curation (</text:span><text:span text:style-name="T8">데이터베이스 큐레이션</text:span><text:span text:style-name="T8">): </text:span><text:span text:style-name="T8">공개 데이터베이스를 다운로드하고</text:span><text:span text:style-name="T8">, </text:span><text:span text:style-name="T8">특정 포맷</text:span><text:span text:style-name="T8">(</text:span><text:span text:style-name="T8">예</text:span><text:span text:style-name="T8">: BLAST DB)</text:span><text:span text:style-name="T8">으로 변환하는 준비 과정</text:span><text:span text:style-name="T8">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Gene Detection &amp; Prediction)</text:span></text:p>
                <text:list>
                  <text:list-item>
                    <text:p><text:span text:style-name="T8">Alignment Tool (</text:span><text:span text:style-name="T8">정렬 도구</text:span><text:span text:style-name="T8">) :BWA‑MEM, Bowtie2, STAR, minimap2 </text:span><text:span text:style-name="T8">등 원하는 정렬 속도</text:span><text:span text:style-name="T8">·</text:span><text:span text:style-name="T8">정확도 에 따라 선택할 수 있는 도구</text:span></text:p>
                  </text:list-item>
                  <text:list-item>
                    <text:p><text:span text:style-name="T8">Indexing (</text:span><text:span text:style-name="T8">인덱싱 </text:span><text:span text:style-name="T8">) : FASTA</text:span><text:span text:style-name="T8">를 </text:span><text:span text:style-name="T8">BWA‑index, Bowtie2‑index </text:span><text:span text:style-name="T8">등으로 변환</text:span><text:span text:style-name="T8">, </text:span><text:span text:style-name="T8">빠른 정렬을 위한 사전 준비 단계</text:span></text:p>
                  </text:list-item>
                  <text:list-item>
                    <text:p text:style-name="P4"><text:span text:style-name="T9">Sorting (</text:span><text:span text:style-name="T9">정렬</text:span><text:span text:style-name="T9">) : <text:s/>Read</text:span><text:span text:style-name="T9">를 좌표순으로 정렬</text:span><text:span text:style-name="T8">(BAM)</text:span><text:span text:style-name="T8">인덱스 파일 생성</text:span><text:span text:style-name="T8">, </text:span><text:span text:style-name="T8">변이 호출에 필요</text:span></text:p>
                  </text:list-item>
                  <text:list-item>
                    <text:p><text:span text:style-name="T8">Indexing BAM (BAM </text:span><text:span text:style-name="T8">인덱싱</text:span><text:span text:style-name="T8">) : .bai </text:span><text:span text:style-name="T8">파일 생성</text:span><text:span text:style-name="T8">,</text:span><text:span text:style-name="T8">빠른 임의 접근 </text:span><text:span text:style-name="T8">(</text:span><text:span text:style-name="T8">예</text:span><text:span text:style-name="T8">: IGV </text:span><text:span text:style-name="T8">시각화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 text:style-name="P15"><text:span text:style-name="T8">Resistance Profile (</text:span><text:span text:style-name="T8">내성 프로파일</text:span><text:span text:style-name="T8">): </text:span><text:span text:style-name="T8">한 균주에서 식별된 </text:span><text:span text:style-name="T8">ARG</text:span><text:span text:style-name="T8">의 전체 목록</text:span><text:span text:style-name="T8">.</text:span></text:p>
                  </text:list-item>
                  <text:list-item>
                    <text:p text:style-name="P15"><text:span text:style-name="T8">Drug Class (</text:span><text:span text:style-name="T8">약물 계열</text:span><text:span text:style-name="T8">): ARG</text:span><text:span text:style-name="T8">가 내성을 부여하는 항생제의 종류</text:span><text:span text:style-name="T8">. (</text:span><text:span text:style-name="T8">예</text:span><text:span text:style-name="T8">: Beta-lactam, Tetracycline </text:span><text:span text:style-name="T8">등</text:span><text:span text:style-name="T8">)</text:span></text:p>
                  </text:list-item>
                  <text:list-item>
                    <text:p text:style-name="P15"><text:span text:style-name="T8">Allele Variant (</text:span><text:span text:style-name="T8">대립유전자 변이</text:span><text:span text:style-name="T8">): </text:span><text:span text:style-name="T8">동일 유전자의 약간 다른 서열 변이체</text:span><text:span text:style-name="T8">. </text:span><text:span text:style-name="T8">내성 수준이나 범위에 영향을 줄 수 있음</text:span><text:span text:style-name="T8">. (</text:span><text:span text:style-name="T8">예</text:span><text:span text:style-name="T8">: blaCTX-M-15 vs. blaCTX-M-14)</text:span></text:p>
                  </text:list-item>
                  <text:list-item>
                    <text:p text:style-name="P15"><text:span text:style-name="T8">Detection Model / Confidence (</text:span><text:span text:style-name="T8">탐색 모델 </text:span><text:span text:style-name="T8">/ </text:span><text:span text:style-name="T8">신뢰도</text:span><text:span text:style-name="T8">): </text:span><text:span text:style-name="T8">탐색 도구가 </text:span><text:span text:style-name="T8">ARG</text:span><text:span text:style-name="T8">를 얼마나 확실하게 찾았는지 나타내는 등급</text:span><text:span text:style-name="T8">. (</text:span><text:span text:style-name="T8">예</text:span><text:span text:style-name="T8">: RGI</text:span><text:span text:style-name="T8">의 </text:span><text:span text:style-name="T8">Perfect/Strict </text:span><text:span text:style-name="T8">모델</text:span><text:span text:style-name="T8">)</text:span></text:p>
                  </text:list-item>
                  <text:list-item>
                    <text:p text:style-name="P15"><text:span text:style-name="T8">Genomic Context (</text:span><text:span text:style-name="T8">유전체적 맥락</text:span><text:span text:style-name="T8">): </text:span><text:span text:style-name="T8">발견된 </text:span><text:span text:style-name="T8">ARG</text:span><text:span text:style-name="T8">의 유전체 내 위치와 주변에 </text:span><text:span text:style-name="T8">MGEs(</text:span><text:span text:style-name="T8">이동성 유전인자</text:span><text:span text:style-name="T8">)</text:span><text:span text:style-name="T8">가 함께 존재하는지 분석하는 것</text:span><text:span text:style-name="T8">. </text:span><text:span text:style-name="T8">전파 가능성 예측에 중요함</text:span><text:span text:style-name="T8">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6" draw:layer="layout" svg:width="22.5cm" svg:height="9.134cm" svg:x="4.5cm" svg:y="3.8cm" presentation:class="subtitle">
          <draw:text-box>
            <text:p text:style-name="P5"><text:span text:style-name="T3">2. ARG </text:span><text:span text:style-name="T3">해석 정리 </text:span><text:span text:style-name="T3"><text:line-break/></text:span><text:span text:style-name="T3">– 파일 형식 정리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0">2-</text:span><text:span text:style-name="T3">파일 형식 정리</text:span></text:p>
          </draw:text-box>
        </draw:frame>
        <draw:frame draw:style-name="gr2" draw:layer="layout" svg:width="22.804cm" svg:height="10.16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bg-none">
              <table:table-cell>
                <text:p text:style-name="P17">Format<text:tab/></text:p>
              </table:table-cell>
              <table:table-cell>
                <text:p text:style-name="P17">파일 확장자<text:tab/></text:p>
              </table:table-cell>
              <table:table-cell>
                <text:p text:style-name="P17">내용</text:p>
              </table:table-cell>
              <table:table-cell>
                <text:p text:style-name="P17">사용처</text:p>
              </table:table-cell>
            </table:table-row>
            <table:table-row table:style-name="ro3" table:default-cell-style-name="ce3">
              <table:table-cell>
                <text:p text:style-name="P17">FASTA<text:tab/></text:p>
              </table:table-cell>
              <table:table-cell>
                <text:p text:style-name="P17">.fa, .fna, .fasta</text:p>
              </table:table-cell>
              <table:table-cell>
                <text:p text:style-name="P17">&gt; 헤더와 염기서열로 구성된, 조립 완료된 유전체 서열 정보.</text:p>
              </table:table-cell>
              <table:table-cell>
                <text:p text:style-name="P17">ARG 분석 파이프라인의 시작 입력 데이터로 사용됨. ABRicate, RGI 등 대부분의 분석 도구가 이 형식의 파일을 입력으로 받음.</text:p>
              </table:table-cell>
            </table:table-row>
            <table:table-row table:style-name="ro4" table:default-cell-style-name="ce3">
              <table:table-cell>
                <text:p text:style-name="P17">BLAST DB</text:p>
              </table:table-cell>
              <table:table-cell>
                <text:p text:style-name="P17">.nhr, .nin, .nsq 등</text:p>
              </table:table-cell>
              <table:table-cell>
                <text:p text:style-name="P17">FASTA 형식의 참조 서열을 빠른 검색을 위해 색인화한 바이너리 파일 셋.</text:p>
              </table:table-cell>
              <table:table-cell>
                <text:p text:style-name="P17">BLAST 프로그램이 상동성 검색 시 참조 데이터베이스로 사용함.</text:p>
              </table:table-cell>
            </table:table-row>
            <table:table-row table:style-name="ro5" table:default-cell-style-name="ce3">
              <table:table-cell>
                <text:p text:style-name="P17">GFF / GTF</text:p>
              </table:table-cell>
              <table:table-cell>
                <text:p text:style-name="P17">.gff, .gtf</text:p>
              </table:table-cell>
              <table:table-cell>
                <text:p text:style-name="P17">탭 기반 텍스트. 유전체(Contig) 내 유전자의 시작/끝 위치, 가닥(strand) 등 주석 정보.</text:p>
              </table:table-cell>
              <table:table-cell>
                <text:p text:style-name="P17">유전자 예측 도구(Prodigal)의 중간 결과물로 생성되며, 유전자의 위치를 특정하는 데 사용됨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0">2-</text:span><text:span text:style-name="T3">파일 형식 정리</text:span></text:p>
          </draw:text-box>
        </draw:frame>
        <draw:frame draw:style-name="gr2" draw:layer="layout" svg:width="22.804cm" svg:height="9.91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 table:default-cell-style-name="bg-none">
              <table:table-cell>
                <text:p text:style-name="P17">Format<text:tab/></text:p>
              </table:table-cell>
              <table:table-cell>
                <text:p text:style-name="P17">파일 확장자<text:tab/></text:p>
              </table:table-cell>
              <table:table-cell>
                <text:p text:style-name="P17">내용</text:p>
              </table:table-cell>
              <table:table-cell>
                <text:p text:style-name="P17">사용처</text:p>
              </table:table-cell>
            </table:table-row>
            <table:table-row table:style-name="ro7" table:default-cell-style-name="ce3">
              <table:table-cell>
                <text:p text:style-name="P17">BLAST Tabular</text:p>
              </table:table-cell>
              <table:table-cell>
                <text:p text:style-name="P17">.tsv, .txt 등 (지정하기 나름)</text:p>
              </table:table-cell>
              <table:table-cell table:style-name="ce4">
                <text:p text:style-name="P18">12개 컬럼으로 구성된 탭 구분 텍스트. 쿼리 ID, 참조 ID, 유사도(%), E-value 등 BLAST 검색 결과.</text:p>
              </table:table-cell>
              <table:table-cell table:style-name="ce4">
                <text:p text:style-name="P18">BLAST 검색의 원시(raw) 결과물. 스크립트로 파싱하여 신뢰도 높은 후보를 필터링하는 중간 분석 단계에서 사용됨.</text:p>
              </table:table-cell>
            </table:table-row>
            <table:table-row table:style-name="ro8" table:default-cell-style-name="ce3">
              <table:table-cell>
                <text:p text:style-name="P17">TSV / CSV</text:p>
              </table:table-cell>
              <table:table-cell>
                <text:p text:style-name="P17">.nhr, .nin, .nsq 등</text:p>
              </table:table-cell>
              <table:table-cell table:style-name="ce4">
                <text:p text:style-name="P18">탭 또는 쉼표로 구분된 표 형태의 텍스트. 탐지된 ARG 이름, 내성 정보, 유사도, 커버리지 등 최종 분석 결과.<text:tab/></text:p>
              </table:table-cell>
              <table:table-cell table:style-name="ce4">
                <text:p text:style-name="P18">ABRicate, RGI 등 분석 도구의 최종 결과물임. 사람이 읽거나 Excel 등에서 열어 결과를 확인하고 해석하는 데 사용됨.</text:p>
                <text:p text:style-name="P18"/>
              </table:table-cell>
            </table:table-row>
            <table:table-row table:style-name="ro9" table:default-cell-style-name="ce3">
              <table:table-cell>
                <text:p text:style-name="P17">JSON</text:p>
              </table:table-cell>
              <table:table-cell>
                <text:p text:style-name="P17">.gff, .gtf</text:p>
              </table:table-cell>
              <table:table-cell table:style-name="ce4">
                <text:p text:style-name="P18">Key-Value 쌍으로 구성된 구조화된 데이터. 최종 분석 결과를 계층적으로 담고 있음.<text:tab/></text:p>
              </table:table-cell>
              <table:table-cell table:style-name="ce4">
                <text:p text:style-name="P18">일부 최신 도구의 최종 결과물임. 웹 기반 시각화 도구나 다른 프로그램과 데이터를 **연동(integration)**할 때 주로 사용됨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6" draw:layer="layout" svg:width="22.5cm" svg:height="9.134cm" svg:x="4.5cm" svg:y="3.8cm" presentation:class="subtitle">
          <draw:text-box>
            <text:p text:style-name="P5"><text:span text:style-name="T11">2. </text:span><text:span text:style-name="T3">ARG </text:span><text:span text:style-name="T3">해석 정리</text:span><text:span text:style-name="T3"><text:line-break/></text:span><text:span text:style-name="T3">– 분석 과정 정리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1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14"><text:span text:style-name="T5">Step 1 -</text:span><text:span text:style-name="T5">데이터 입력 </text:span><text:span text:style-name="T5">: </text:span><text:span text:style-name="T5">입력 유전체 및 참조 데이터베이스 준비 </text:span></text:p>
              </text:list-header>
              <text:list-item>
                <text:p text:style-name="P14"><text:span text:style-name="T6">입력 데이터 확인 </text:span><text:span text:style-name="T6">(Input Genome Validation)</text:span></text:p>
                <text:list>
                  <text:list-item>
                    <text:p text:style-name="P14"><text:span text:style-name="T6">분석의 시작점 </text:span><text:span text:style-name="T6">: WGS </text:span><text:span text:style-name="T6">데이터의 조립</text:span><text:span text:style-name="T6">(Assembly)</text:span><text:span text:style-name="T6">이 완료된 </text:span><text:span text:style-name="T6">FASTA </text:span><text:span text:style-name="T6">형식의 유전체 서열</text:span></text:p>
                  </text:list-item>
                  <text:list-item>
                    <text:p text:style-name="P14"><text:span text:style-name="T6">파일이 손상되지 않았는지</text:span><text:span text:style-name="T6">, </text:span><text:span text:style-name="T6">예상되는 유전체 크기와 유사한지 등 기본적인 품질을 확인</text:span></text:p>
                  </text:list-item>
                  <text:list-item>
                    <text:p text:style-name="P14"><text:span text:style-name="T6">조립 품질이 낮으면 유전자가 누락되거나 깨져있을 가능성이 큼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14"><text:span text:style-name="T5">Step 1 -</text:span><text:span text:style-name="T5">데이터 입력 </text:span><text:span text:style-name="T5">: </text:span><text:span text:style-name="T5">입력 유전체 및 참조 데이터베이스 준비 </text:span></text:p>
              </text:list-header>
              <text:list-item>
                <text:p text:style-name="P14"><text:span text:style-name="T6">참조 데이터베이스 준비 </text:span><text:span text:style-name="T6">(Reference Database Preparation)</text:span></text:p>
                <text:list>
                  <text:list-item>
                    <text:p><text:span text:style-name="T6">알려진 항생제 내성 유전자 서열이 담긴 표준 데이터베이스를 다운로드</text:span></text:p>
                    <text:list>
                      <text:list-item>
                        <text:p text:style-name="P4"><text:span text:style-name="T6">대표적인 데이터 베이스</text:span><text:span text:style-name="T6">: CARD, ResFinder, NDARO </text:span><text:span text:style-name="T6">등</text:span></text:p>
                      </text:list-item>
                    </text:list>
                  </text:list-item>
                  <text:list-item>
                    <text:p text:style-name="P15"><text:span text:style-name="T6">각 데이터베이스 웹사이트에서 최신 버전의 유전자 서열</text:span><text:span text:style-name="T6">(FASTA </text:span><text:span text:style-name="T6">형식</text:span><text:span text:style-name="T6">)</text:span><text:span text:style-name="T6">을 다운로드함</text:span><text:span text:style-name="T6">.</text:span></text:p>
                  </text:list-item>
                  <text:list-item>
                    <text:p text:style-name="P19"><text:span text:style-name="T6">다운로드한 </text:span><text:span text:style-name="T6">FASTA </text:span><text:span text:style-name="T6">파일을 </text:span><text:span text:style-name="T6">makeblastdb</text:span><text:span text:style-name="T6">와 같은 명령어를 사용해 </text:span><text:span text:style-name="T6">BLAST DB </text:span><text:span text:style-name="T6">형식으로 </text:span><text:span text:style-name="T6">변환함</text:span><text:span text:style-name="T6">. </text:span></text:p>
                    <text:list>
                      <text:list-item>
                        <text:p text:style-name="P16"><text:span text:style-name="T6">텍스트 파일을 빠른 검색이 가능한 바이너리 색인 파일로 가공하여 분석 속도를 </text:span><text:span text:style-name="T6">비약적으로 향상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1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20"><text:span text:style-name="T5">Step 2 – </text:span><text:span text:style-name="T5">유전자 탐색 및 상동성 검색 </text:span><text:span text:style-name="T5">(Gene Detection &amp; Homology Search) : </text:span><text:span text:style-name="T5">입력 유전체의 </text:span><text:span text:style-name="T5">ARG </text:span><text:span text:style-name="T5">검출</text:span></text:p>
              </text:list-header>
              <text:list-item>
                <text:p text:style-name="P14"><text:span text:style-name="T6">유전자 예측 </text:span><text:span text:style-name="T6">(Gene Prediction / ORF Calling)</text:span></text:p>
                <text:list>
                  <text:list-item>
                    <text:p text:style-name="P14"><text:span text:style-name="T6">FASTA </text:span><text:span text:style-name="T6">파일의 긴 염기서열 전체에서 단백질로 번역될 가능성이 있는 유전자 후보 영역</text:span><text:span text:style-name="T6">(ORF, Open Reading Frame)</text:span><text:span text:style-name="T6">들을 식별함</text:span><text:span text:style-name="T6">. </text:span></text:p>
                  </text:list-item>
                  <text:list-item>
                    <text:p text:style-name="P14"><text:span text:style-name="T6">세균 유전체에서는 </text:span><text:span text:style-name="T6">Prodigal</text:span><text:span text:style-name="T6">과 같은 전문 도구가 이 역할을 수행</text:span></text:p>
                  </text:list-item>
                  <text:list-item>
                    <text:p text:style-name="P14"><text:span text:style-name="T6">결과물</text:span></text:p>
                    <text:list>
                      <text:list-item>
                        <text:p text:style-name="P21"><text:span text:style-name="T12">GFF </text:span><text:span text:style-name="T12">파일 </text:span><text:span text:style-name="T12">- </text:span><text:span text:style-name="T6">각 유전자 후보의 위치 정보</text:span></text:p>
                      </text:list-item>
                      <text:list-item>
                        <text:p text:style-name="P21"><text:span text:style-name="T12">FASTA <text:s/>- </text:span><text:span text:style-name="T12">각 유전자 후보의 </text:span><text:span text:style-name="T6">서열 정보</text:span></text:p>
                      </text:list-item>
                      <text:list-item>
                        <text:p text:style-name="P21"><text:span text:style-name="T6">ABRicate</text:span><text:span text:style-name="T6">와 같은 일부 도구는 이 과정을 내장하고 있어 전체 </text:span><text:span text:style-name="T6">Contig </text:span><text:span text:style-name="T6">서열을 직접 검색할 수도있음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15"><text:span text:style-name="T5">Step 2 – </text:span><text:span text:style-name="T5">유전자 탐색 및 상동성 검색 </text:span><text:span text:style-name="T5">(Gene Detection &amp; Homology Search) : </text:span><text:span text:style-name="T5">입력 유전체의 </text:span><text:span text:style-name="T5">ARG </text:span><text:span text:style-name="T5">검출</text:span></text:p>
              </text:list-header>
              <text:list-item>
                <text:p text:style-name="P22"><text:span text:style-name="T6">상동성 검색 </text:span><text:span text:style-name="T6">(Homology Search) </text:span></text:p>
                <text:list>
                  <text:list-item>
                    <text:p><text:span text:style-name="T6">Step 1</text:span><text:span text:style-name="T6">에서 준비한 참조 </text:span><text:span text:style-name="T6">ARG </text:span><text:span text:style-name="T6">데이터베이스</text:span><text:span text:style-name="T6">, Step 2</text:span><text:span text:style-name="T6">에서 예측된 유전자 서열</text:span><text:span text:style-name="T6">(</text:span><text:span text:style-name="T6">또는 전체 </text:span><text:span text:style-name="T6">Contig)</text:span><text:span text:style-name="T6">을 </text:span><text:span text:style-name="T6">BLAST </text:span><text:span text:style-name="T6">알고리즘을 이용해 비교</text:span></text:p>
                    <text:list>
                      <text:list-item>
                        <text:p><text:span text:style-name="T6">유전자 하나하나를 참조 </text:span><text:span text:style-name="T6">DB</text:span><text:span text:style-name="T6">와 대조하여 얼마나 유사한지를 점수화하는 작업</text:span><text:span text:style-name="T6">. </text:span></text:p>
                      </text:list-item>
                    </text:list>
                  </text:list-item>
                  <text:list-item>
                    <text:p><text:span text:style-name="T6">결과물 </text:span></text:p>
                    <text:list>
                      <text:list-item>
                        <text:p><text:span text:style-name="T6">BLAST Tabular(-outfmt 6) </text:span><text:span text:style-name="T6">형식의 원본</text:span><text:span text:style-name="T6">(raw) </text:span><text:span text:style-name="T6">결과 파일</text:span><text:span text:style-name="T6">:</text:span></text:p>
                        <text:p text:style-name="P4"><text:span text:style-name="T6">어떤 유전자가 어떤 </text:span><text:span text:style-name="T6">ARG</text:span><text:span text:style-name="T6">와 얼마나 유사한지에 대한 모든 비교 정보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4:01:02.824908695</meta:creation-date>
    <meta:editing-duration>PT4H12M31S</meta:editing-duration>
    <meta:editing-cycles>132</meta:editing-cycles>
    <meta:generator>LibreOffice/24.2.7.2$Linux_X86_64 LibreOffice_project/420$Build-2</meta:generator>
    <dc:title>DNA</dc:title>
    <dc:date>2025-09-01T19:21:03.296196489</dc:date>
    <meta:document-statistic meta:object-count="230"/>
  </office:meta>
</office:document-meta>
</file>